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8ab60" officeooo:paragraph-rsid="0018ab60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officeooo:rsid="0018ab60" officeooo:paragraph-rsid="0018ab6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a51f4" officeooo:paragraph-rsid="001a51f4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a51f4" officeooo:paragraph-rsid="001a51f4" style:font-size-asian="14pt" style:font-size-complex="14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officeooo:rsid="0018ab60" officeooo:paragraph-rsid="0018ab6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ourier" fo:font-size="14pt" officeooo:rsid="0018ab60" officeooo:paragraph-rsid="0018ab60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Courier" fo:font-size="14pt" officeooo:rsid="001a51f4" officeooo:paragraph-rsid="001a51f4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Courier" fo:font-size="14pt" officeooo:rsid="001a91e7" officeooo:paragraph-rsid="001a91e7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officeooo:rsid="001a91e7" officeooo:paragraph-rsid="001a91e7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officeooo:rsid="001c8312" officeooo:paragraph-rsid="001c8312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officeooo:rsid="001a91e7" officeooo:paragraph-rsid="001a91e7" style:font-size-asian="14pt" style:font-size-complex="14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a51f4" style:font-size-asian="10.5pt" style:font-size-complex="12pt"/>
    </style:style>
    <style:style style:name="T3" style:family="text">
      <style:text-properties fo:font-size="12pt" officeooo:rsid="001c8312" style:font-size-asian="10.5pt" style:font-size-complex="12pt"/>
    </style:style>
    <style:style style:name="T4" style:family="text">
      <style:text-properties style:font-name="Courier" fo:font-size="12pt" style:font-size-asian="10.5pt" style:font-size-complex="12pt"/>
    </style:style>
    <style:style style:name="T5" style:family="text">
      <style:text-properties style:font-name="Courier" fo:font-size="12pt" officeooo:rsid="001a51f4" style:font-size-asian="10.5pt" style:font-size-complex="12pt"/>
    </style:style>
    <style:style style:name="T6" style:family="text">
      <style:text-properties style:font-name="Courier" fo:font-size="12pt" officeooo:rsid="001c8312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ando Ansible</text:p>
      <text:p text:style-name="P1"/>
      <text:p text:style-name="P2">Como executar?</text:p>
      <text:list xml:id="list688574141469176909" text:style-name="L2">
        <text:list-item>
          <text:p text:style-name="P5">Ad-Hoc: ansible &lt;inventory&gt; -m</text:p>
        </text:list-item>
        <text:list-item>
          <text:p text:style-name="P5">Playbooks: ansible-playbook</text:p>
        </text:list-item>
        <text:list-item>
          <text:p text:style-name="P5">Framework de automatização: Ansible Tower</text:p>
        </text:list-item>
      </text:list>
      <text:p text:style-name="P2"/>
      <text:p text:style-name="P2">Comandos Ad-Hoc:</text:p>
      <text:p text:style-name="P2"><text:tab/> <text:span text:style-name="T1">Roda um comando ou chama um módulo diretamente da linha de comando, não necessita de Playbook.</text:span></text:p>
      <text:p text:style-name="P2"><text:span text:style-name="T1"><text:tab/></text:span><text:span text:style-name="T2">Ex.:</text:span></text:p>
      <text:p text:style-name="P2"><text:span text:style-name="T2"><text:tab/><text:tab/></text:span><text:span text:style-name="T5">ansible &lt;inventory&gt; &lt;options&gt;</text:span></text:p>
      <text:p text:style-name="P6"><text:span text:style-name="T2"><text:tab/><text:tab/>ansible web -a /bin/date</text:span></text:p>
      <text:p text:style-name="P6"><text:span text:style-name="T2"><text:tab/><text:tab/>ansible web -m ping</text:span></text:p>
      <text:p text:style-name="P6"><text:span text:style-name="T2"><text:tab/><text:tab/>ansible web -m yum -a “name=openssl state=latest”</text:span></text:p>
      <text:p text:style-name="P2"><text:span text:style-name="T1"/></text:p>
      <text:p text:style-name="P4">Rodando Playbooks:</text:p>
      <text:p text:style-name="P3"><text:span text:style-name="T1"><text:tab/>Roda um playbook no inventário selecionado da linha de comando.</text:span></text:p>
      <text:p text:style-name="P3"><text:span text:style-name="T1"><text:tab/>Ex.:</text:span></text:p>
      <text:p text:style-name="P3"><text:span text:style-name="T1"><text:tab/><text:tab/></text:span><text:span text:style-name="T4">ansible-playbook &lt;options&gt;</text:span></text:p>
      <text:p text:style-name="P7"><text:span text:style-name="T1"><text:tab/><text:tab/>ansible-playbook my-playbook.yml</text:span></text:p>
      <text:p text:style-name="P7"><text:span text:style-name="T1"/></text:p>
      <text:p text:style-name="P11">Check mode:</text:p>
      <text:p text:style-name="P9"><text:span text:style-name="T1"><text:tab/>Dry-run, é uma maneira de validar o estado do(s) seu(s) sistema(s).</text:span></text:p>
      <text:p text:style-name="P9"><text:span text:style-name="T1"><text:tab/></text:span><text:span text:style-name="T3">Ex.:</text:span></text:p>
      <text:p text:style-name="P9"><text:span text:style-name="T3"><text:tab/><text:tab/></text:span><text:span text:style-name="T6">ansible web -C -m yum -a “name=httpd state=latest”</text:span></text:p>
      <text:p text:style-name="P8"><text:span text:style-name="T3"><text:tab/><text:tab/>ansible-playbook -C my-playbook.yml</text:span></text:p>
      <text:p text:style-name="P9"><text:span text:style-name="T3"/></text:p>
      <text:p text:style-name="P1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3:13:56.675278195</meta:creation-date>
    <dc:date>2018-11-05T13:38:02.689364387</dc:date>
    <meta:editing-duration>PT13M5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97" meta:character-count="697" meta:non-whitespace-character-count="602"/>
  </office:meta>
</office:document-meta>
</file>